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officeooo:rsid="00cab977" officeooo:paragraph-rsid="00040746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040746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paragraph-rsid="00040746"/>
    </style:style>
    <style:style style:name="P4" style:family="paragraph" style:parent-style-name="Text_20_body">
      <style:text-properties officeooo:rsid="003bcce1" officeooo:paragraph-rsid="00040746"/>
    </style:style>
    <style:style style:name="P5" style:family="paragraph" style:parent-style-name="Text_20_body">
      <style:text-properties officeooo:paragraph-rsid="00040746"/>
    </style:style>
    <style:style style:name="P6" style:family="paragraph" style:parent-style-name="Footnote">
      <style:text-properties officeooo:rsid="00e06fe8" officeooo:paragraph-rsid="00e06fe8"/>
    </style:style>
    <style:style style:name="P7" style:family="paragraph" style:parent-style-name="Quotations">
      <style:text-properties officeooo:paragraph-rsid="00040746"/>
    </style:style>
    <style:style style:name="P8" style:family="paragraph" style:parent-style-name="Bibliography_20_1">
      <style:paragraph-properties>
        <style:tab-stops/>
      </style:paragraph-properties>
    </style:style>
    <style:style style:name="P9" style:family="paragraph" style:parent-style-name="Standard" style:list-style-name="L1">
      <style:text-properties officeooo:rsid="00d22824" officeooo:paragraph-rsid="00040746"/>
    </style:style>
    <style:style style:name="P10" style:family="paragraph" style:parent-style-name="Standard" style:list-style-name="L3">
      <style:text-properties officeooo:rsid="00d47107" officeooo:paragraph-rsid="00040746"/>
    </style:style>
    <style:style style:name="P11" style:family="paragraph" style:parent-style-name="Standard" style:list-style-name="L4">
      <style:text-properties officeooo:rsid="00d60905" officeooo:paragraph-rsid="00040746"/>
    </style:style>
    <style:style style:name="P12" style:family="paragraph" style:parent-style-name="Standard" style:list-style-name="L1">
      <style:text-properties officeooo:rsid="00d0c7ac" officeooo:paragraph-rsid="00040746"/>
    </style:style>
    <style:style style:name="P13" style:family="paragraph" style:parent-style-name="Standard" style:list-style-name="L6">
      <style:text-properties officeooo:rsid="00cc09d4" officeooo:paragraph-rsid="00040746"/>
    </style:style>
    <style:style style:name="P14" style:family="paragraph" style:parent-style-name="Standard" style:list-style-name="L6">
      <style:text-properties officeooo:rsid="00ce01e8" officeooo:paragraph-rsid="00040746"/>
    </style:style>
    <style:style style:name="P15" style:family="paragraph" style:parent-style-name="Standard" style:list-style-name="L7">
      <style:text-properties officeooo:rsid="00cb9572" officeooo:paragraph-rsid="00040746"/>
    </style:style>
    <style:style style:name="P16" style:family="paragraph" style:parent-style-name="Standard" style:list-style-name="L10">
      <style:text-properties officeooo:paragraph-rsid="00040746"/>
    </style:style>
    <style:style style:name="P17" style:family="paragraph" style:parent-style-name="Standard" style:list-style-name="L10">
      <style:text-properties officeooo:rsid="0041a1ca" officeooo:paragraph-rsid="00040746"/>
    </style:style>
    <style:style style:name="P18" style:family="paragraph" style:parent-style-name="Standard" style:list-style-name="L2">
      <style:paragraph-properties fo:margin-left="2.501cm" fo:margin-right="0cm" fo:text-indent="-0.635cm" style:auto-text-indent="false"/>
      <style:text-properties officeooo:rsid="00d47107" officeooo:paragraph-rsid="00040746"/>
    </style:style>
    <style:style style:name="P19" style:family="paragraph" style:parent-style-name="Standard" style:list-style-name="L5">
      <style:paragraph-properties fo:margin-left="2.501cm" fo:margin-right="0cm" fo:text-indent="-0.635cm" style:auto-text-indent="false"/>
      <style:text-properties officeooo:rsid="00d0c7ac" officeooo:paragraph-rsid="00040746"/>
    </style:style>
    <style:style style:name="P20" style:family="paragraph" style:parent-style-name="Standard" style:list-style-name="L8">
      <style:paragraph-properties fo:margin-left="2.501cm" fo:margin-right="0cm" fo:text-indent="-0.635cm" style:auto-text-indent="false"/>
      <style:text-properties officeooo:rsid="00dbc62a" officeooo:paragraph-rsid="00040746"/>
    </style:style>
    <style:style style:name="P21" style:family="paragraph" style:parent-style-name="Standard" style:list-style-name="L8">
      <style:paragraph-properties fo:margin-left="2.501cm" fo:margin-right="0cm" fo:text-indent="-0.635cm" style:auto-text-indent="false"/>
      <style:text-properties officeooo:rsid="00e53247" officeooo:paragraph-rsid="00040746"/>
    </style:style>
    <style:style style:name="P22" style:family="paragraph" style:parent-style-name="Standard" style:list-style-name="L8">
      <style:paragraph-properties fo:margin-left="1.251cm" fo:margin-right="0cm" fo:text-indent="-0.635cm" style:auto-text-indent="false"/>
      <style:text-properties officeooo:paragraph-rsid="00040746"/>
    </style:style>
    <style:style style:name="P23" style:family="paragraph" style:parent-style-name="Standard" style:list-style-name="L8">
      <style:paragraph-properties fo:margin-left="1.251cm" fo:margin-right="0cm" fo:text-indent="-0.635cm" style:auto-text-indent="false"/>
      <style:text-properties officeooo:rsid="00de6b24" officeooo:paragraph-rsid="00040746"/>
    </style:style>
    <style:style style:name="P24" style:family="paragraph" style:parent-style-name="Standard" style:list-style-name="L8">
      <style:paragraph-properties fo:margin-left="1.251cm" fo:margin-right="0cm" fo:text-indent="-0.635cm" style:auto-text-indent="false"/>
      <style:text-properties officeooo:rsid="00e017fa" officeooo:paragraph-rsid="00040746"/>
    </style:style>
    <style:style style:name="P25" style:family="paragraph" style:parent-style-name="Standard" style:list-style-name="L8">
      <style:paragraph-properties fo:margin-left="1.251cm" fo:margin-right="0cm" fo:text-indent="-0.635cm" style:auto-text-indent="false"/>
      <style:text-properties officeooo:rsid="00dbc62a" officeooo:paragraph-rsid="00040746"/>
    </style:style>
    <style:style style:name="P26" style:family="paragraph" style:parent-style-name="Standard" style:list-style-name="L8">
      <style:paragraph-properties fo:margin-left="1.251cm" fo:margin-right="0cm" fo:text-indent="-0.635cm" style:auto-text-indent="false"/>
      <style:text-properties officeooo:rsid="00db6bf8" officeooo:paragraph-rsid="00040746"/>
    </style:style>
    <style:style style:name="P27" style:family="paragraph" style:parent-style-name="Standard" style:list-style-name="L8">
      <style:paragraph-properties fo:margin-left="1.251cm" fo:margin-right="0cm" fo:text-indent="-0.635cm" style:auto-text-indent="false"/>
      <style:text-properties officeooo:rsid="00e81d49" officeooo:paragraph-rsid="00040746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paragraph-rsid="00040746"/>
    </style:style>
    <style:style style:name="P29" style:family="paragraph" style:parent-style-name="Heading_20_1">
      <style:text-properties officeooo:paragraph-rsid="00040746"/>
    </style:style>
    <style:style style:name="P30" style:family="paragraph" style:parent-style-name="Heading_20_2">
      <style:text-properties officeooo:paragraph-rsid="00040746"/>
    </style:style>
    <style:style style:name="P31" style:family="paragraph" style:parent-style-name="Heading_20_2">
      <style:text-properties officeooo:rsid="00cab977" officeooo:paragraph-rsid="00040746"/>
    </style:style>
    <style:style style:name="P32" style:family="paragraph" style:parent-style-name="Heading_20_2">
      <style:text-properties officeooo:rsid="003611fe" officeooo:paragraph-rsid="00040746"/>
    </style:style>
    <style:style style:name="P33" style:family="paragraph" style:parent-style-name="Heading_20_2">
      <style:text-properties officeooo:rsid="009c8cfd" officeooo:paragraph-rsid="00040746"/>
    </style:style>
    <style:style style:name="P34" style:family="paragraph" style:parent-style-name="Footnote" style:list-style-name="L9">
      <style:paragraph-properties fo:margin-left="1.251cm" fo:margin-right="0cm" fo:text-indent="-0.635cm" style:auto-text-indent="false"/>
      <style:text-properties officeooo:rsid="00e06fe8" officeooo:paragraph-rsid="00e06fe8"/>
    </style:style>
    <style:style style:name="P35" style:family="paragraph" style:parent-style-name="Footnote" style:list-style-name="L9">
      <style:paragraph-properties fo:margin-left="1.251cm" fo:margin-right="0cm" fo:text-indent="-0.635cm" style:auto-text-indent="false"/>
      <style:text-properties officeooo:rsid="00e254d8" officeooo:paragraph-rsid="00e254d8"/>
    </style:style>
    <style:style style:name="P36" style:family="paragraph" style:parent-style-name="Footnote" style:list-style-name="L9">
      <style:paragraph-properties fo:margin-left="1.251cm" fo:margin-right="0cm" fo:text-indent="-0.635cm" style:auto-text-indent="false"/>
      <style:text-properties officeooo:rsid="00e53247" officeooo:paragraph-rsid="00e53247"/>
    </style:style>
    <style:style style:name="P37" style:family="paragraph" style:parent-style-name="Heading_20_3">
      <style:paragraph-properties fo:margin-left="1.251cm" fo:margin-right="0cm" fo:text-indent="-1.27cm" style:auto-text-indent="false"/>
      <style:text-properties officeooo:paragraph-rsid="00040746"/>
    </style:style>
    <style:style style:name="T1" style:family="text">
      <style:text-properties officeooo:rsid="007dbbc2"/>
    </style:style>
    <style:style style:name="T2" style:family="text">
      <style:text-properties officeooo:rsid="00bd2038"/>
    </style:style>
    <style:style style:name="T3" style:family="text">
      <style:text-properties officeooo:rsid="00375f3e"/>
    </style:style>
    <style:style style:name="T4" style:family="text">
      <style:text-properties officeooo:rsid="00d47107"/>
    </style:style>
    <style:style style:name="T5" style:family="text">
      <style:text-properties officeooo:rsid="00d54aa2"/>
    </style:style>
    <style:style style:name="T6" style:family="text">
      <style:text-properties officeooo:rsid="00d1e9b2"/>
    </style:style>
    <style:style style:name="T7" style:family="text">
      <style:text-properties officeooo:rsid="004134f8"/>
    </style:style>
    <style:style style:name="T8" style:family="text">
      <style:text-properties officeooo:rsid="00e254d8"/>
    </style:style>
    <style:style style:name="T9" style:family="text">
      <style:text-properties officeooo:rsid="00e384cf"/>
    </style:style>
    <style:style style:name="T10" style:family="text">
      <style:text-properties officeooo:rsid="00df42a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d07f1"/>
    </style:style>
    <style:style style:name="T13" style:family="text">
      <style:text-properties fo:font-style="normal" fo:font-weight="normal" officeooo:rsid="0096e7df" style:font-style-asian="normal" style:font-weight-asian="normal" style:font-style-complex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8cm" fo:text-indent="-0.635cm" fo:margin-left="7.63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reference-mark-start text:name="Geo-Routing"/><text:span text:style-name="T1">Geo-Routing</text:span><text:reference-mark-end text:name="Geo-Routing"/><text:reference-mark text:name="GeoRouting"/></text:h>
      <text:p text:style-name="P7"><text:span text:style-name="Citation">As ad-hoc networks become more common, it is very likely that connectivity among the individual ad-hoc networks, as well as connectivity of any given ad-hoc network and the global Internet will be desired. Most likely this will require the introduction of hierarchies, as has been done in the Terminodes </text:span><text:span text:style-name="Citation"><text:span text:style-name="T2">[snipped]</text:span></text:span><text:span text:style-name="Citation">. However, since the position of individual nodes in an ad-hoc network will change much more frequently than the position of the ad-hoc networks themselves, it could be argued that a hierarchical approach should use a location-based approach at the local level and topology-based routing over long distances and for Internet integration. It is also conceivable that a three level hierarchy could be used. At the lowest layer a proactive routing protocol could be employed to aggregate a small number of nodes and increase the robustness against positional errors. At the next layer a position based approach might be used that scales well to ad-hoc networks with numerous participants. Finally the third layer would use proactive or reactive approaches to connect the ad hoc networks with each other and with the global Internet.</text:span></text:p>
      <text:p text:style-name="P3">- <text:s/><text:bibliography-mark text:identifier="posbmadhoc" text:bibliography-type="article" text:author="M. Mauve, J. Widmer, and H. Hartenstein" text:title="A survey on position-based routing in mobile ad hoc networks" text:year="2001">[posbmadhoc]</text:bibliography-mark></text:p>
      <text:p text:style-name="P4">I do agree with the authors thinking</text:p>
      <text:h text:style-name="P30" text:outline-level="2"><text:bookmark-start text:name="__RefHeading__2672_1062966960"/>Location <text:span text:style-name="T3">P</text:span>rox<text:span text:style-name="T3">ies</text:span><text:bookmark-end text:name="__RefHeading__2672_1062966960"/></text:h>
      <text:p text:style-name="P1"><text:bibliography-mark text:identifier="LocProxies" text:bibliography-type="article" text:author="Douglas S. J. De Couto and Robert Morris" text:title="Location Proxies and Intermediate Node Forwarding forPractical Geographic Forwarding">[LocProxies]</text:bibliography-mark></text:p>
      <text:list xml:id="list5626709798089573994" text:style-name="L1">
        <text:list-item>
          <text:p text:style-name="P9">the underlying idea is sound, but the routing algorithm is a concern, <text:span text:style-name="T4">this open up two questions</text:span></text:p>
        </text:list-item>
      </text:list>
      <text:list xml:id="list6435325789996544223" text:style-name="L2">
        <text:list-item>
          <text:p text:style-name="P18">How do the non-location-aware nodes learn their locations?</text:p>
        </text:list-item>
      </text:list>
      <text:list xml:id="list898305451298327684" text:style-name="L3">
        <text:list-item>
          <text:p text:style-name="P10">Flood-<text:span text:style-name="T5">voting </text:span>based?</text:p>
        </text:list-item>
      </text:list>
      <text:list xml:id="list41704773957090" text:continue-list="list6435325789996544223" text:style-name="L2">
        <text:list-item>
          <text:p text:style-name="P18">How do the location-aware node learn about the non-location-aware nodes?</text:p>
        </text:list-item>
      </text:list>
      <text:list xml:id="list6481869185900012602" text:style-name="L4">
        <text:list-item>
          <text:p text:style-name="P11">DHT?</text:p>
        </text:list-item>
      </text:list>
      <text:list xml:id="list41705577669727" text:continue-list="list5626709798089573994" text:style-name="L1">
        <text:list-item>
          <text:p text:style-name="P12">I am <text:span text:style-name="T6">think of</text:span> two types of location proxies:</text:p>
        </text:list-item>
      </text:list>
      <text:list xml:id="list5216974874291029666" text:style-name="L5">
        <text:list-item>
          <text:p text:style-name="P19">Static</text:p>
        </text:list-item>
        <text:list-item>
          <text:p text:style-name="P19">Mobile</text:p>
        </text:list-item>
      </text:list>
      <text:h text:style-name="P31" text:outline-level="2"><text:bookmark-start text:name="__RefHeading__2674_1062966960"/>Locating Mobile Nodes with EASE: Learning Efficient Routes from Encounter Histories Alone<text:bookmark-end text:name="__RefHeading__2674_1062966960"/></text:h>
      <text:list xml:id="list4871003231939898334" text:style-name="L6">
        <text:list-item>
          <text:p text:style-name="P13">Nice idea but there is no information about getting the location</text:p>
        </text:list-item>
        <text:list-item>
          <text:p text:style-name="P14">Simulation only</text:p>
        </text:list-item>
      </text:list>
      <text:h text:style-name="P30" text:outline-level="2"><text:bookmark-start text:name="__RefHeading__737_1046810989"/><text:span text:style-name="T7">D</text:span>istributed <text:span text:style-name="T7">L</text:span>ocation <text:span text:style-name="T7">M</text:span>anagement<text:bookmark-end text:name="__RefHeading__737_1046810989"/></text:h>
      <text:p text:style-name="P2"><text:bibliography-mark text:identifier="VIMLOC" text:bibliography-type="article" text:author="J. Mangues-Bafalluy, M. Requena-Esteso, J. Núñez-Martínez and A. Krendzel" text:title="Virtual Home Region Multi-HashLocation Management Service(VIMLOC) for Large-Scale WirelessMesh Networks" text:year="2011">[VIMLOC]</text:bibliography-mark></text:p>
      <text:list xml:id="list1477448663548998461" text:style-name="L7">
        <text:list-item>
          <text:p text:style-name="P15"><text:span text:style-name="Placeholder">tba</text:span></text:p>
        </text:list-item>
      </text:list>
      <text:h text:style-name="P30" text:outline-level="2"><text:bookmark-start text:name="__RefHeading__2676_1062966960"/>Large Metropolitan-Scale Internetworks<text:bookmark-end text:name="__RefHeading__2676_1062966960"/></text:h>
      <text:p text:style-name="P2"/>
      <text:list xml:id="list5757208556984090373" text:style-name="L8">
        <text:list-item>
          <text:p text:style-name="P22">A bit historic (1987/1988)<text:note text:id="ftn1" text:note-class="footnote"><text:note-citation>1</text:note-citation><text:note-body><text:p text:style-name="P6">Why did we not go this <text:span text:style-name="T8">route</text:span> for city routing?</text:p><text:list xml:id="list5540964250212715437" text:style-name="L9"><text:list-item><text:p text:style-name="P34">Dail-up: Star network</text:p></text:list-item><text:list-item><text:p text:style-name="P34">ADSL: Star network</text:p></text:list-item><text:list-item><text:p text:style-name="P34">Cable/<text:span text:style-name="T8">Fibre</text:span>: bus network</text:p></text:list-item><text:list-item><text:p text:style-name="P35">mobile/cell: <text:span text:style-name="T9">geo-</text:span>star network</text:p></text:list-item><text:list-item><text:p text:style-name="P36">Wifi: star network</text:p></text:list-item></text:list></text:note-body></text:note></text:p>
        </text:list-item>
        <text:list-item>
          <text:p text:style-name="P23"><text:soft-page-break/>has <text:span text:style-name="T10">a </text:span>congestion-control system</text:p>
        </text:list-item>
        <text:list-item>
          <text:p text:style-name="P24">hierarchy organised</text:p>
        </text:list-item>
        <text:list-item>
          <text:p text:style-name="P25">they were <text:span text:style-name="T11">predicting the future</text:span>:</text:p>
        </text:list-item>
        <text:list-item>
          <text:p text:style-name="P20">router/gateways in every building</text:p>
        </text:list-item>
        <text:list-item>
          <text:p text:style-name="P21">Mobile/Cell phone network</text:p>
        </text:list-item>
        <text:list-item>
          <text:p text:style-name="P20">non-network-centric address</text:p>
        </text:list-item>
        <text:list-item>
          <text:p text:style-name="P26">uses a Manhattan-style city</text:p>
        </text:list-item>
        <text:list-item>
          <text:p text:style-name="P27">two level simulation based on the ARPANET (January 1986 geographic map with approximate latitude and longitude locations for each 48 IMP nodes)</text:p>
        </text:list-item>
      </text:list>
      <text:h text:style-name="P37" text:outline-level="3"><text:bookmark-start text:name="__RefHeading__1876_875219356"/>HomeZone<text:bookmark-end text:name="__RefHeading__1876_875219356"/></text:h>
      <text:list xml:id="list9085537297081137201" text:style-name="L10">
        <text:list-header>
          <text:p text:style-name="P16"><text:bibliography-mark text:identifier="HZ01" text:bibliography-type="article" text:author="Ivan Stojmenovic" text:title="Home agent based location update and destination searchschemes in ad hoc wireless networks" text:year="1999">[HZ01]</text:bibliography-mark> </text:p>
        </text:list-header>
        <text:list-item>
          <text:p text:style-name="P16">Dtn support?</text:p>
        </text:list-item>
        <text:list-item>
          <text:p text:style-name="P17">Is it too bandwidth costly?</text:p>
        </text:list-item>
      </text:list>
      <text:h text:style-name="P32" text:outline-level="2"><text:bookmark-start text:name="__RefHeading__2120_875219356"/>Ter<text:span text:style-name="T12">m</text:span>inodes Routing<text:bookmark-end text:name="__RefHeading__2120_875219356"/></text:h>
      <text:p text:style-name="P3"><text:bibliography-mark text:identifier="SOTNR" text:bibliography-type="article" text:author="Ljubica Blazevic , Silvia Giordano , Jean-yves Le Boudec " text:title="Self Organized Terminode Routing" text:year="2001">[SOTNR]</text:bibliography-mark></text:p>
      <text:h text:style-name="Heading_20_2" text:outline-level="2"><text:bookmark text:name="eow-title"/>SubPos - A "Dataless" Wi-Fi Positioning System </text:h>
      <text:p text:style-name="P3"/>
      <text:h text:style-name="P33" text:outline-level="2"><text:bookmark-start text:name="__RefHeading__1981_1399434801"/>GeoHash<text:bookmark-end text:name="__RefHeading__1981_1399434801"/></text:h>
      <text:p text:style-name="P5"/>
      <text:h text:style-name="P30" text:outline-level="2"><text:bookmark-start text:name="__RefHeading__1012_1046810989"/>Geocasting<text:bookmark-end text:name="__RefHeading__1012_1046810989"/></text:h>
      <text:p text:style-name="P5"/>
      <text:h text:style-name="P30" text:outline-level="2"><text:bookmark-start text:name="__RefHeading__2004_1499670742"/><text:span text:style-name="Strong_20_Emphasis"><text:span text:style-name="T13">Tahrir project</text:span></text:span><text:bookmark-end text:name="__RefHeading__2004_1499670742"/></text:h>
      <text:p text:style-name="P5"/>
      <text:p text:style-name="P5"/>
      <text:p text:style-name="P5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le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onferenc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1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2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3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4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5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emai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collection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journ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nu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sters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isc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  <text:index-entry-span>, </text:index-entry-span>
            <text:index-entry-bibliography text:style-name="_34__20_" text:bibliography-data-field="url"/>
          </text:bibliography-entry-template>
          <text:bibliography-entry-template text:bibliography-type="phd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techrepor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unpublished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www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8">posbmadhoc: M. Mauve, J. Widmer, and H. Hartenstein, A survey on position-based routing in mobile ad hoc networks, 2001</text:p>
          <text:p text:style-name="P8">LocProxies: Douglas S. J. De Couto and Robert Morris, Location Proxies and Intermediate Node Forwarding forPractical Geographic Forwarding, </text:p>
          <text:p text:style-name="P8">VIMLOC: J. Mangues-Bafalluy, M. Requena-Esteso, J. Núñez-Martínez and A. Krendzel, Virtual Home Region Multi-HashLocation Management Service(VIMLOC) for Large-Scale WirelessMesh Networks, 2011</text:p>
          <text:p text:style-name="P8"><text:soft-page-break/>HZ01: Ivan Stojmenovic, Home agent based location update and destination searchschemes in ad hoc wireless networks, 1999</text:p>
          <text:p text:style-name="P8">SOTNR: Ljubica Blazevic , Silvia Giordano , Jean-yves Le Boudec , Self Organized Terminode Routing, 2001</text:p>
        </text:index-body>
      </text:bibliography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A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5:24:23.980532443</meta:creation-date>
    <dc:date>2016-07-14T04:17:02.290967429</dc:date>
    <dc:creator>Tom Sparks</dc:creator>
    <meta:editing-duration>PT5H12M3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52" meta:word-count="495" meta:character-count="3181" meta:non-whitespace-character-count="2762"/>
  </office:meta>
</office:document-meta>
</file>